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Arial Narrow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6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8" style:family="paragraph" style:parent-style-name="Standard"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11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3" style:family="paragraph" style:parent-style-name="Standard">
      <style:text-properties style:font-name="Arial Narrow" fo:font-size="5pt" style:font-size-asian="5pt" style:font-name-complex="Arial Narrow"/>
    </style:style>
    <style:style style:name="P14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1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1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1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19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0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1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22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23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5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6" style:family="paragraph" style:parent-style-name="Standard">
      <style:paragraph-properties fo:margin-left="2.498cm" fo:margin-right="0cm" fo:text-indent="-2.498cm" style:auto-text-indent="false"/>
    </style:style>
    <style:style style:name="P27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28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29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 style:font-name-complex="Arial Narrow"/>
    </style:style>
    <style:style style:name="P3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9pt" style:font-size-asian="9pt" style:font-name-complex="Arial Narrow"/>
    </style:style>
    <style:style style:name="P35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36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7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38" style:family="paragraph" style:parent-style-name="Corpo_20_de_20_texto_20_2">
      <style:text-properties style:font-name="Arial Narrow" style:font-name-complex="Arial Narrow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40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1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42" style:family="paragraph" style:parent-style-name="Heading_20_4">
      <style:text-properties fo:font-size="11pt" style:font-size-asian="11pt"/>
    </style:style>
    <style:style style:name="P43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44" style:family="paragraph" style:parent-style-name="Recuo_20_de_20_corpo_20_de_20_texto_20_2" style:master-page-name="Standard">
      <style:paragraph-properties fo:margin-left="0cm" fo:margin-right="0cm" fo:text-indent="0cm" style:auto-text-indent="false" style:page-number="auto"/>
      <style:text-properties style:font-name="Arial Narrow" fo:font-size="8pt" fo:font-weight="bold" style:font-name-asian="Arial Narrow" style:font-size-asian="8pt" style:font-weight-asian="bold" style:font-name-complex="Arial Narrow"/>
    </style:style>
    <style:style style:name="P45" style:family="paragraph">
      <style:paragraph-properties fo:text-align="center" style:writing-mode="lr-tb"/>
    </style:style>
    <style:style style:name="T1" style:family="text">
      <style:text-properties style:font-name-complex="Arial"/>
    </style:style>
    <style:style style:name="T2" style:family="text">
      <style:text-properties fo:color="#ff0000"/>
    </style:style>
    <style:style style:name="T3" style:family="text">
      <style:text-properties fo:color="#ff0000" style:font-name-asian="Arial Narrow"/>
    </style:style>
    <style:style style:name="T4" style:family="text">
      <style:text-properties fo:color="#ff0000" style:font-name="Arial Narrow" style:font-name-complex="Arial Narrow"/>
    </style:style>
    <style:style style:name="T5" style:family="text">
      <style:text-properties fo:color="#ff0000" style:font-name="Arial Narrow" fo:font-weight="bold" style:font-weight-asian="bold" style:font-name-complex="Arial Narrow"/>
    </style:style>
    <style:style style:name="T6" style:family="text">
      <style:text-properties fo:font-weight="bold" style:font-weight-asian="bold"/>
    </style:style>
    <style:style style:name="T7" style:family="text">
      <style:text-properties style:font-size-complex="12pt"/>
    </style:style>
    <style:style style:name="T8" style:family="text">
      <style:text-properties fo:color="#000000"/>
    </style:style>
    <style:style style:name="T9" style:family="text">
      <style:text-properties fo:text-transform="uppercase"/>
    </style:style>
    <style:style style:name="T10" style:family="text">
      <style:text-properties style:font-name="Arial Narrow" style:font-name-complex="Arial Narrow"/>
    </style:style>
    <style:style style:name="T11" style:family="text">
      <style:text-properties style:use-window-font-color="true" style:font-name="Arial Narrow" fo:font-weight="normal" style:font-weight-asian="normal" style:font-name-complex="Arial Narrow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 text:c="35"/></text:p>
      <text:p text:style-name="P35">Convênio nº G___ / _________</text:p>
      <text:p text:style-name="P36"/>
      <text:p text:style-name="P28">CONVÊNIO QUE ENTRE SI CELEBRAM A UNIVERSIDADE ESTADUAL DO NORTE FLUMINENSE DARCY RIBEIRO – UENF E A <text:span text:style-name="T10">[RAZAO_SOCIAL_CX_ALTA] – [SIGLA_CX_ALTA].</text:span></text:p>
      <text:p text:style-name="P29"/>
      <text:p text:style-name="P29"/>
      <text:p text:style-name="P30"><text:span text:style-name="T6">UNIVERSIDADE ESTADUAL DO NORTE FLUMINENSE DARCY RIBEIRO – UENF,</text:span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sua Pró-Reitora de Graduação, PROFESSORA A<text:span text:style-name="T7">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, doravante denominada simplesmente <text:span text:style-name="T6">UENF e [RAZAO_SOCIAL_CX_ALTA]</text:span> inscrita no CNPJ sob o nº [CNPJ], situada na <text:span text:style-name="T10">[RUA], [NUMERO], [BAIRRO], [CIDADE]/[ESTADO], CEP [CEP]</text:span><text:span text:style-name="T4"> </text:span><text:span text:style-name="T10">neste ato representada por seu [FUNCAO_REPRESENTANTE], [NOME_REPRESENTANTE_CX_ALTA],</text:span><text:span text:style-name="T5"> </text:span><text:span text:style-name="T11">portador da CI nº [RG_REPRESENTANTE], emitido por [ORGAO_EXPEDIDOR_REPRESENTANTE] e CPF nº [CPF_REPRESENTANTE],</text:span><text:span text:style-name="T8"> </text:span>doravante denominada simplesmente [RAZAO_SOCIAL_CX_ALTA] têm entre si, justo e avençado e firmam por força do presente instrumento, o Termo de Convênio em questão, conforme consta no Processo Administrativo _________________, e em consonância com a Lei Federal nº 11.788/2008, a Lei Estadual (RJ) nº 287/79, e Decreto Estadual nº 3.149/80 (RJ), mediante as seguintes cláusulas e condições:</text:p>
      <text:p text:style-name="P37"/>
      <text:p text:style-name="P31">CLÁUSULA PRIMEIRA: DO OBJETO</text:p>
      <text:p text:style-name="P30">O Presente convênio tem como objetivo regular as relações entre as partes ora conveniadas, no que tange a concessão de estágio para alunos regularmente matriculados nos cursos oferecidos pelas Instituições de Ensino.</text:p>
      <text:p text:style-name="P33"/>
      <text:p text:style-name="P30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INSTITUIÇÃO DE ENSINO.</text:p>
      <text:p text:style-name="P33"/>
      <text:p text:style-name="P30">II – O Estágio curricular, como procedimento didático-pedagógico, é atividade de competência da INSTITUIÇÃO DE ENSINO a quem cabe a decisão sobre a matéria.</text:p>
      <text:p text:style-name="P33"/>
      <text:p text:style-name="P30">III – A participação de pessoas jurídicas de direito público ou privado, dar-se-á no âmbito de oferecimento de oportunidades, campo de estágio e outras formas de ajuda, colaborando no processo educacional.</text:p>
      <text:p text:style-name="P33"/>
      <text:p text:style-name="P30">IV - Considera-se INSTITUIÇÃO DE ENSINO a conveniada que disponibiliza seus alunos para prática de estágio e CONCEDENTE a que disponibiliza oportunidade de estágio.</text:p>
      <text:p text:style-name="P30"><text:soft-page-break/></text:p>
      <text:p text:style-name="P31"/>
      <text:p text:style-name="P30"><text:span text:style-name="T6">CLÁUSULA SEGUNDA</text:span>: <text:span text:style-name="T6">DA COMPETÊNCIA DA INSTITUIÇÃO DE ENSINO</text:span></text:p>
      <text:p text:style-name="P33"/>
      <text:p text:style-name="P30">I – Selecionar, dentre seus alunos, os que atendam as condições e requisitos, em quantidade previamente determinada, e efetivar o encaminhamento à instituição CONCEDENTE.</text:p>
      <text:p text:style-name="P34"/>
      <text:p text:style-name="P30">II – Determinar a carga horária, duração e jornada de estágio curricular, que não poderá ser inferior a um semestre letivo.</text:p>
      <text:p text:style-name="P33"/>
      <text:p text:style-name="P30">III – Estabelecer os parâmetros próprios para as áreas de interesse da Instituição de Ensino;</text:p>
      <text:p text:style-name="P33"/>
      <text:p text:style-name="P30">IV – Organizar, orientar, supervisionar e avaliar o estágio curricular.</text:p>
      <text:p text:style-name="P31"/>
      <text:p text:style-name="P31">CLÁUSULA TERCEIRA: DA COMPETÊNCIA DA CONCEDENTE</text:p>
      <text:p text:style-name="P33"/>
      <text:p text:style-name="P30">I – Informar, quando solicitado pela INSTITUIÇÃO DE ENSINO e ou quando houver alterações nas informações anteriores, as áreas de atuação nas quais serão aceitos os estagiários e suas respectivas quantidades, conforme as condições e requisitos a serem estabelecidos.</text:p>
      <text:p text:style-name="P33"/>
      <text:p text:style-name="P30">II – Receber e triar os alunos, previamente selecionados e encaminhados pela INSTITUIÇÃO DE ENSINO, mediante processo interno, de acordo com as necessidades administrativa-operacionais da CONCEDENTE, para usufruírem as oportunidades de estágio;</text:p>
      <text:p text:style-name="P33"/>
      <text:p text:style-name="P30">III – Firmar, a CONCEDENTE, com os alunos escolhidos, Termos de Compromisso devidamente assinado pelas partes, com a interveniência da INSTITUIÇÃO DE ENSINO.</text:p>
      <text:p text:style-name="P33"/>
      <text:p text:style-name="P30">IV – Encaminhar a INSTITUIÇÃO DE ENSINO cópia do Termo de Compromisso devidamente assinado;</text:p>
      <text:p text:style-name="P33"/>
      <text:p text:style-name="P30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33"/>
      <text:p text:style-name="P30">VI – Expedir certificado de estágio, findo o prazo pactuado no Termo de Compromisso, quando assim requerido pelo aluno.</text:p>
      <text:p text:style-name="P30"/>
      <text:p text:style-name="P31">CLÁUSULA QUARTA: DO SEGURO CONTRA ACIDENTES PESSOAIS</text:p>
      <text:p text:style-name="P30"><text:span text:style-name="T3"><text:s/></text:span><text:span text:style-name="T8">A INSTITUIÇÃO DE ENSINO providenciará apólice do seguro contra acidentes pessoais, em nome de seus estagiários, durante a vigência dos Termos de Compromissos</text:span><text:span text:style-name="T2">.</text:span></text:p>
      <text:p text:style-name="P31"/>
      <text:p text:style-name="P31">CLÁUSULA QUINTA: DA RELAÇÃO DAS PARTES</text:p>
      <text:p text:style-name="P30">O estagiário não terá, em hipótese alguma, vínculo empregatício de qualquer natureza com a <text:span text:style-name="T6">CONCEDENTE</text:span> de acordo com o que dispõe o artigo 3º da Lei 11.788/2008.</text:p>
      <text:p text:style-name="P32"><text:s/></text:p>
      <text:p text:style-name="P31">CLÁUSULA SEXTA: DOS TERMOS DE COMPROMISSO</text:p>
      <text:p text:style-name="P30"><text:soft-page-break/>A <text:span text:style-name="T6">CONCEDENTE</text:span> celebrará com o estagiário <text:span text:style-name="T9">Termo</text:span> <text:span text:style-name="T9">de Compromisso</text:span><text:span text:style-name="T6">, </text:span>no qual estarão estabelecidas as condições específicas do estágio, mediante a interveniência da INSTITUIÇÃO DE ENSINO, e contendo, entre outras as seguintes disposições:</text:p>
      <text:p text:style-name="P30"/>
      <text:p text:style-name="P30"/>
      <text:p text:style-name="P30">I – Remuneração do estagiário (se houver), e o programa de trabalho a conta do qual correrão tais despesas;</text:p>
      <text:p text:style-name="P33"/>
      <text:p text:style-name="P30">II – Vigência do estágio;</text:p>
      <text:p text:style-name="P33"/>
      <text:p text:style-name="P30">III – Obrigação das partes;</text:p>
      <text:p text:style-name="P33"/>
      <text:p text:style-name="P30">IV – Carga horária e período de estágio;</text:p>
      <text:p text:style-name="P33"/>
      <text:p text:style-name="P30">V – Rescisão.</text:p>
      <text:p text:style-name="P30"/>
      <text:p text:style-name="P31">CLÁUSULA SÉTIMA: DA VIGÊNCIA DO CONVÊNIO</text:p>
      <text:p text:style-name="P30">O presente Convênio vigerá por 05 (cinco) anos a partir de sua assinatura.</text:p>
      <text:p text:style-name="P31"/>
      <text:p text:style-name="P31">CLÁUSULA OITAVA: DA RESCISÃO DO CONVÊNIO</text:p>
      <text:p text:style-name="P30">Rescindir-se-á o presente Convênio, independentemente de qualquer aviso ou notificação judicial ou extrajudicial, quando se verificar uma das seguintes hipóteses:</text:p>
      <text:p text:style-name="P33"/>
      <text:p text:style-name="P30">I – Em qualquer caso de desrespeito aos termos previstos neste Convênio e em seus Termos Aditivos, que por ventura venham a sucede-lo e complementá-lo;</text:p>
      <text:p text:style-name="P33"/>
      <text:p text:style-name="P30">II – Por prévio e expresso acordo firmado entre as partes com no mínimo 90 (noventa) dias de antecedência;</text:p>
      <text:p text:style-name="P33"/>
      <text:p text:style-name="P30">III – Findo o prazo estabelecido na Cláusula Sétima, e não tendo sido proposta e firmada a sua renovação;</text:p>
      <text:p text:style-name="P33"/>
      <text:p text:style-name="P30">IV – Por dissolução, suspensão, impedimento, concordata e /ou falência de uma das partes.</text:p>
      <text:p text:style-name="P31"/>
      <text:p text:style-name="P31">CLÁUSULA NONA: DOS RESPONSÁVEIS</text:p>
      <text:p text:style-name="P30">A UENF praticará todos os atos que se tornem necessários à efetiva execução da presente disposição, através da PRÓ-REITORIA DE GRADUAÇÃO e a [RAZAO_SOCIAL_CX_ALTA] através de seu representante regularmente indicado para este fim.</text:p>
      <text:p text:style-name="P30"/>
      <text:p text:style-name="P30"><text:span text:style-name="T6">Parágrafo Único</text:span> - A CONCEDENTE designará um supervisor de estágio, profissional da área do estagiário.</text:p>
      <text:p text:style-name="P31"/>
      <text:p text:style-name="P31">CLÁUSULA DÉCIMA: DA PUBLICAÇÃO</text:p>
      <text:p text:style-name="P30">O presente Instrumento será publicado, em extrato, no prazo de 20 (vinte) dias a partir de sua celebração, no Diário Oficial do Estado do Rio de Janeiro, às expensas da <text:span text:style-name="T6">UENF.</text:span></text:p>
      <text:p text:style-name="P31"/>
      <text:p text:style-name="P30"><text:soft-page-break/><text:span text:style-name="T6">Parágrafo Único - </text:span>A UENF providenciará, até o 5º(quinto) dia útil seguinte ao da referida publicação, a remessa de 01(uma) cópia do presente instrumento ao Tribunal de Contas do Estado do Rio de Janeiro.</text:p>
      <text:p text:style-name="P31"/>
      <text:p text:style-name="P31"/>
      <text:p text:style-name="P31">CLÁUSULA DÉCIMA PRIMEIRA: DO FORO</text:p>
      <text:p text:style-name="P30">Para dirimir quaisquer questões decorrentes deste Convênio que não possam ser resolvidas através de mútuos entendimentos ou mediação administrativa, elegem os convenentes o foro da Comarca de Campos dos Goytacazes/RJ.</text:p>
      <text:p text:style-name="P30"/>
      <text:p text:style-name="P30"/>
      <text:p text:style-name="P30">E, por estarem justos e avençados, firmam os convenentes o presente Instrumento em 03(três) vias de igual forma, teor e valia, na presença das testemunhas abaixo elencadas.</text:p>
      <text:p text:style-name="P30"/>
      <text:p text:style-name="P30"/>
      <text:p text:style-name="P24">Campos dos Goytacazes, ______ de ____________ de __________.</text:p>
      <text:p text:style-name="P25"/>
      <text:p text:style-name="P25"/>
      <text:p text:style-name="P25"/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7"/>
            <text:p text:style-name="P7"/>
            <text:p text:style-name="P7"/>
            <text:p text:style-name="P9">..............................................................</text:p>
            <text:p text:style-name="P9">Profª. Ana Beatriz Garcia</text:p>
            <text:p text:style-name="P9">Pró-Reitora de Graduação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h text:style-name="P42" text:outline-level="4">[RAZAO_SOCIAL_CX_ALTA]</text:h>
            <text:p text:style-name="P8"/>
            <text:p text:style-name="P8"/>
            <text:p text:style-name="P8"/>
            <text:p text:style-name="P9">...............................................................</text:p>
            <text:p text:style-name="P9">[NOME_REPRESENTANTE]</text:p>
            <text:p text:style-name="P39">[FUNCAO_REPRESENTANTE]</text:p>
          </table:table-cell>
        </table:table-row>
        <table:table-row table:style-name="Tabela1.1">
          <table:table-cell table:style-name="Tabela1.A1" office:value-type="string">
            <text:p text:style-name="P10"/>
            <text:p text:style-name="P9"/>
            <text:p text:style-name="P9"/>
            <text:p text:style-name="P9"/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6"><text:bookmark text:name="OLE_LINK31"/><text:bookmark text:name="OLE_LINK32"/>Testemunhas: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10"/>
            <text:p text:style-name="P9"/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27">1- .............................................................</text:p>
            <text:p text:style-name="P27">Nome: Roosevelt Rosa Maia Vieira</text:p>
            <text:p text:style-name="P8">CPF: 790.672.207-87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8">2- ............................................................</text:p>
            <text:p text:style-name="P8">Nome: </text:p>
            <text:p text:style-name="P8">CPF: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h text:style-name="P40" text:outline-level="6"><text:soft-page-break/>PLANO DE TRABALHO</text:h>
      <text:p text:style-name="P5"/>
      <text:h text:style-name="P40" text:outline-level="6">CONVÊNIO UENF X [SIGLA_CX_ALTA]</text:h>
      <text:p text:style-name="P5"/>
      <text:p text:style-name="P11">OBJETO A SER EXECUTADO</text:p>
      <text:p text:style-name="P5">Convênio a ser celebrado entre a [RAZAO_SOCIAL] e a Universidade Estadual do Norte Fluminense Darcy Ribeiro – UENF, para abertura de campo de estágio obrigatório e não-obrigatório, o qual será realizado por alunos matriculados nos cursos oferecidos pelas duas Instituições de Ensino, e que estejam freqüentando.</text:p>
      <text:p text:style-name="P5"/>
      <text:p text:style-name="P11">METAS – (DETALHAMENTO DA PROPOSTA)</text:p>
      <text:p text:style-name="P38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5"/>
      <text:p text:style-name="P11">ETAPAS OU FASES DE EXECUÇÃO</text:p>
      <text:p text:style-name="P38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nas Instituições de Ensino.</text:p>
      <text:h text:style-name="P41" text:outline-level="7">PLANO DE APLICAÇÃO DOS RECURSOS FINANCEIROS</text:h>
      <text:p text:style-name="P5">Não haverá repasse de recursos financeiros por nenhuma das partes a outra parte relativos a este convênio e o estágio concedido não criará vínculo empregatício, bem como não implicará no pagamento obrigatório de bolsa-auxílio, o que será definido no Termo de Compromisso.</text:p>
      <text:p text:style-name="P5"/>
      <text:p text:style-name="P11">PREVISÃO DO PRAZO DE EXECUÇÃO</text:p>
      <text:p text:style-name="P38">O estágio terá duração acordada entre as Instituições de Ensino, devendo o estagiário cumprir as horas semanais distribuídas pelos dias da semana, dentro do horário combinado com a instituição concedente do campo de estágio e sem prejuízo das atividades discentes, nas condições estabelecidas pelo Termo de Compromisso.</text:p>
      <text:p text:style-name="P4"/>
      <text:p text:style-name="P12">Campos dos Goytacazes, ____ de ________________ de _________.</text:p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7"/>
            <text:p text:style-name="P7"/>
            <text:p text:style-name="P7"/>
            <text:p text:style-name="P9">..................................................................</text:p>
            <text:p text:style-name="P9">Profª. Ana Beatriz Garcia</text:p>
            <text:p text:style-name="P9">Pró-Reitora de Graduação</text:p>
          </table:table-cell>
          <table:table-cell table:style-name="Tabela2.A1" office:value-type="string">
            <text:p text:style-name="P10"/>
          </table:table-cell>
          <table:table-cell table:style-name="Tabela2.A1" office:value-type="string">
            <text:h text:style-name="P42" text:outline-level="4">[RAZAO_SOCIAL_CX_ALTA]</text:h>
            <text:p text:style-name="P8"/>
            <text:p text:style-name="P8"/>
            <text:p text:style-name="P8"/>
            <text:p text:style-name="P9">...............................................................</text:p>
            <text:p text:style-name="P9">[NOME_REPRESENTANTE]</text:p>
            <text:p text:style-name="P39">[FUNCAO_REPRESENTANTE]</text:p>
          </table:table-cell>
        </table:table-row>
      </table:table>
      <text:p text:style-name="P4"/>
      <text:p text:style-name="P13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margin-top="0cm" fo:margin-bottom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cm" fo:margin-bottom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</style:style>
    <style:style style:name="MP10" style:family="paragraph">
      <style:paragraph-properties fo:text-align="center" style:writing-mode="lr-tb"/>
    </style:style>
    <style:style style:name="MP1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2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3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4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s1" text:anchor-type="as-char" svg:width="2.565cm" svg:height="1.143cm" draw:z-index="4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s2" text:anchor-type="as-char" svg:width="1.963cm" svg:height="2.506cm" draw:z-index="9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s3" text:anchor-type="as-char" svg:width="6.35cm" svg:height="1.048cm" draw:z-index="14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19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><text:s text:c="3"/><draw:line text:anchor-type="char" draw:z-index="24" draw:style-name="Mgr1" draw:text-style-name="MP10" svg:x1="0cm" svg:y1="0.157cm" svg:x2="16.193cm" svg:y2="0.157cm"><text:p/></draw:line></text:p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1"/>
              <text:p text:style-name="MP12"/>
            </table:table-cell>
          </table:table-row>
          <table:table-row table:style-name="Tabela3.2">
            <table:table-cell table:style-name="Tabela3.A2" office:value-type="string">
              <text:p text:style-name="MP13">Av. Alberto Lamego, 2000 - Parque Califórnia - Campos dos Goytacazes/ RJ - <text:s text:c="2"/>CEP: <text:s/>28013-602</text:p>
              <text:p text:style-name="MP14"><text:span text:style-name="MT1">Tel.: (22) <text:s/>2739–7295 – e-mail: </text:span><text:a xlink:type="simple" xlink:href="mailto:estagio@uenf.br"><text:span text:style-name="Internet_20_link"><text:span text:style-name="MT1">estagio@uenf.br</text:span></text:span></text:a></text:p>
            </table:table-cell>
          </table:table-row>
        </table:table>
        <text:p text:style-name="MP15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2-03-27T14:42:00</meta:creation-date>
    <dc:creator>Rafael Carvalho</dc:creator>
    <dc:date>2012-08-27T14:02:46</dc:date>
    <meta:print-date>2004-10-22T10:50:00</meta:print-date>
    <meta:editing-cycles>10</meta:editing-cycles>
    <meta:editing-duration>PT13M30S</meta:editing-duration>
    <meta:generator>LibreOffice/3.5$Linux_x86 LibreOffice_project/350m1$Build-2</meta:generator>
    <meta:document-statistic meta:table-count="4" meta:image-count="3" meta:object-count="1" meta:page-count="5" meta:paragraph-count="97" meta:word-count="1427" meta:character-count="10083" meta:non-whitespace-character-count="8697"/>
    <meta:user-defined meta:name="Informações 1"/>
    <meta:user-defined meta:name="Informações 2"/>
    <meta:user-defined meta:name="Informações 3"/>
    <meta:user-defined meta:name="Informações 4"/>
  </office:meta>
</office:document-meta>
</file>